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27cm" svg:x="0.305cm" svg:y="0.37cm">
          <text:p text:style-name="P1"><text:span text:style-name="T1">t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4.115cm" svg:y="0.37cm">
          <text:p text:style-name="P1"><text:span text:style-name="T1">TRACD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3.175cm" svg:height="1.27cm" svg:x="2.21cm" svg:y="3.545cm">
          <text:p text:style-name="P1"><text:span text:style-name="T2">EM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0.635cm" svg:height="0.635cm" svg:x="1.575cm" svg:y="1.6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3" draw:layer="layout" svg:width="0.635cm" svg:height="0.634cm" svg:x="5.385cm" svg:y="1.64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.891cm" svg:y1="2.273cm" svg:x2="3.797cm" svg:y2="3.545cm" draw:start-shape="id1" draw:start-glue-point="7" draw:end-shape="id2" draw:end-glue-point="0" svg:d="m1891 2273v637h1906v635">
          <text:p/>
        </draw:connector>
        <draw:connector draw:style-name="gr3" draw:text-style-name="P1" draw:layer="layout" svg:x1="5.701cm" svg:y1="2.275cm" svg:x2="3.797cm" svg:y2="3.545cm" draw:start-shape="id3" draw:start-glue-point="7" draw:end-shape="id2" draw:end-glue-point="0" svg:d="m5701 2275v636h-1904v6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6-22T14:29:37</meta:creation-date>
    <dc:date>2010-05-29T23:03:55</dc:date>
    <meta:editing-duration>PT00H25M25S</meta:editing-duration>
    <meta:editing-cycles>3</meta:editing-cycles>
    <meta:generator>OpenOffice.org/3.2$Linux OpenOffice.org_project/320m12$Build-9483</meta:generator>
    <dc:creator>Michael Hahsler</dc:cre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